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屏東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4057" calcext:value-type="float">
            <text:p>4,057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07893" calcext:value-type="float">
            <text:p>207,89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8956" calcext:value-type="float">
            <text:p>8,956</text:p>
          </table:table-cell>
          <table:table-cell table:style-name="ce3" office:value-type="float" office:value="153480" calcext:value-type="float">
            <text:p>153,48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6870" calcext:value-type="float">
            <text:p>76,87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468236" calcext:value-type="float">
            <text:p>468,236</text:p>
          </table:table-cell>
          <table:table-cell table:style-name="ce3" office:value-type="float" office:value="11239" calcext:value-type="float">
            <text:p>11,239</text:p>
          </table:table-cell>
          <table:table-cell table:style-name="ce3" office:value-type="float" office:value="479475" calcext:value-type="float">
            <text:p>479,4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9504" calcext:value-type="float">
            <text:p>479,504</text:p>
          </table:table-cell>
          <table:table-cell table:style-name="ce3" office:value-type="float" office:value="202452" calcext:value-type="float">
            <text:p>202,452</text:p>
          </table:table-cell>
          <table:table-cell table:style-name="ce3" office:value-type="float" office:value="681956" calcext:value-type="float">
            <text:p>681,956</text:p>
          </table:table-cell>
          <table:table-cell table:style-name="ce4" office:value-type="string" calcext:value-type="string">
            <text:p>70.3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/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92" calcext:value-type="float">
            <text:p>7,79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377" calcext:value-type="float">
            <text:p>15,37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766" calcext:value-type="float">
            <text:p>15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66" calcext:value-type="float">
            <text:p>15,766</text:p>
          </table:table-cell>
          <table:table-cell table:style-name="ce3" office:value-type="float" office:value="5849" calcext:value-type="float">
            <text:p>5,849</text:p>
          </table:table-cell>
          <table:table-cell table:style-name="ce3" office:value-type="float" office:value="21615" calcext:value-type="float">
            <text:p>21,615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228" calcext:value-type="float">
            <text:p>3,228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86" calcext:value-type="float">
            <text:p>1,986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2" calcext:value-type="float">
            <text:p>2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230" calcext:value-type="float">
            <text:p>2,230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55" calcext:value-type="float">
            <text:p>1,955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8.5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18" calcext:value-type="float">
            <text:p>7,6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526" calcext:value-type="float">
            <text:p>13,52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927" calcext:value-type="float">
            <text:p>13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27" calcext:value-type="float">
            <text:p>13,927</text:p>
          </table:table-cell>
          <table:table-cell table:style-name="ce3" office:value-type="float" office:value="6397" calcext:value-type="float">
            <text:p>6,397</text:p>
          </table:table-cell>
          <table:table-cell table:style-name="ce3" office:value-type="float" office:value="20324" calcext:value-type="float">
            <text:p>20,324</text:p>
          </table:table-cell>
          <table:table-cell table:style-name="ce4" office:value-type="string" calcext:value-type="string">
            <text:p>68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68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0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66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66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64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9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9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68.3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037" calcext:value-type="float">
            <text:p>3,0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741" calcext:value-type="float">
            <text:p>4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1" calcext:value-type="float">
            <text:p>4,741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6364" calcext:value-type="float">
            <text:p>6,364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9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7" calcext:value-type="float">
            <text:p>33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8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7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7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1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35" calcext:value-type="float">
            <text:p>2,835</text:p>
          </table:table-cell>
          <table:table-cell table:style-name="ce4" office:value-type="string" calcext:value-type="string">
            <text:p>78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6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82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78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8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69" calcext:value-type="float">
            <text:p>4,16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589" calcext:value-type="float">
            <text:p>5,589</text:p>
          </table:table-cell>
          <table:table-cell table:style-name="ce4" office:value-type="string" calcext:value-type="string">
            <text:p>7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7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8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8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33" calcext:value-type="float">
            <text:p>7,2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375" calcext:value-type="float">
            <text:p>13,37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688" calcext:value-type="float">
            <text:p>13,6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91" calcext:value-type="float">
            <text:p>13,691</text:p>
          </table:table-cell>
          <table:table-cell table:style-name="ce3" office:value-type="float" office:value="5067" calcext:value-type="float">
            <text:p>5,067</text:p>
          </table:table-cell>
          <table:table-cell table:style-name="ce3" office:value-type="float" office:value="18758" calcext:value-type="float">
            <text:p>18,758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7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7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2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9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4605" calcext:value-type="float">
            <text:p>4,605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9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2.8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02" calcext:value-type="float">
            <text:p>6,00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699" calcext:value-type="float">
            <text:p>4,6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009" calcext:value-type="float">
            <text:p>14,00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498" calcext:value-type="float">
            <text:p>14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98" calcext:value-type="float">
            <text:p>14,498</text:p>
          </table:table-cell>
          <table:table-cell table:style-name="ce3" office:value-type="float" office:value="6512" calcext:value-type="float">
            <text:p>6,512</text:p>
          </table:table-cell>
          <table:table-cell table:style-name="ce3" office:value-type="float" office:value="21010" calcext:value-type="float">
            <text:p>21,010</text:p>
          </table:table-cell>
          <table:table-cell table:style-name="ce4" office:value-type="string" calcext:value-type="string">
            <text:p>69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3" calcext:value-type="float">
            <text:p>4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68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68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8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25" calcext:value-type="float">
            <text:p>2,625</text:p>
          </table:table-cell>
          <table:table-cell table:style-name="ce4" office:value-type="string" calcext:value-type="string">
            <text:p>68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6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8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971" calcext:value-type="float">
            <text:p>2,971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292" calcext:value-type="float">
            <text:p>3,292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8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81" calcext:value-type="float">
            <text:p>7,98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5705" calcext:value-type="float">
            <text:p>5,7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992" calcext:value-type="float">
            <text:p>17,99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8404" calcext:value-type="float">
            <text:p>18,4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07" calcext:value-type="float">
            <text:p>18,407</text:p>
          </table:table-cell>
          <table:table-cell table:style-name="ce3" office:value-type="float" office:value="7236" calcext:value-type="float">
            <text:p>7,236</text:p>
          </table:table-cell>
          <table:table-cell table:style-name="ce3" office:value-type="float" office:value="25643" calcext:value-type="float">
            <text:p>25,643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02" calcext:value-type="float">
            <text:p>3,602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853" calcext:value-type="float">
            <text:p>1,853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12" calcext:value-type="float">
            <text:p>2,712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1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5" calcext:value-type="float">
            <text:p>35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5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69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7" calcext:value-type="float">
            <text:p>2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39" calcext:value-type="float">
            <text:p>7,03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7171" calcext:value-type="float">
            <text:p>7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1" calcext:value-type="float">
            <text:p>7,171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9547" calcext:value-type="float">
            <text:p>9,547</text:p>
          </table:table-cell>
          <table:table-cell table:style-name="ce4" office:value-type="string" calcext:value-type="string">
            <text:p>7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3" calcext:value-type="float">
            <text:p>44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43" calcext:value-type="float">
            <text:p>2,043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7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7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/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5695" calcext:value-type="float">
            <text:p>45,69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40948" calcext:value-type="float">
            <text:p>40,94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953" calcext:value-type="float">
            <text:p>20,95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5223" calcext:value-type="float">
            <text:p>115,223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116974" calcext:value-type="float">
            <text:p>116,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980" calcext:value-type="float">
            <text:p>116,980</text:p>
          </table:table-cell>
          <table:table-cell table:style-name="ce3" office:value-type="float" office:value="46206" calcext:value-type="float">
            <text:p>46,206</text:p>
          </table:table-cell>
          <table:table-cell table:style-name="ce3" office:value-type="float" office:value="163186" calcext:value-type="float">
            <text:p>163,186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4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612" calcext:value-type="float">
            <text:p>1,612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387" calcext:value-type="float">
            <text:p>2,387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4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2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968" calcext:value-type="float">
            <text:p>3,968</text:p>
          </table:table-cell>
          <table:table-cell table:style-name="ce4" office:value-type="string" calcext:value-type="string">
            <text:p>7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15" calcext:value-type="float">
            <text:p>3,5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704" calcext:value-type="float">
            <text:p>4,704</text:p>
          </table:table-cell>
          <table:table-cell table:style-name="ce4" office:value-type="string" calcext:value-type="string">
            <text:p>7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97" calcext:value-type="float">
            <text:p>2,5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711" calcext:value-type="float">
            <text:p>3,711</text:p>
          </table:table-cell>
          <table:table-cell table:style-name="ce4" office:value-type="string" calcext:value-type="string">
            <text:p>7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404" calcext:value-type="float">
            <text:p>2,404</text:p>
          </table:table-cell>
          <table:table-cell table:style-name="ce4" office:value-type="string" calcext:value-type="string">
            <text:p>76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86" calcext:value-type="float">
            <text:p>3,286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53" calcext:value-type="float">
            <text:p>4,95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23" calcext:value-type="float">
            <text:p>5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3" calcext:value-type="float">
            <text:p>5,023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7049" calcext:value-type="float">
            <text:p>7,049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061" calcext:value-type="float">
            <text:p>4,061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591" calcext:value-type="float">
            <text:p>5,5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92" calcext:value-type="float">
            <text:p>5,592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7764" calcext:value-type="float">
            <text:p>7,764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91" calcext:value-type="float">
            <text:p>3,891</text:p>
          </table:table-cell>
          <table:table-cell table:style-name="ce4" office:value-type="string" calcext:value-type="string">
            <text:p>7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829" calcext:value-type="float">
            <text:p>2,829</text:p>
          </table:table-cell>
          <table:table-cell table:style-name="ce4" office:value-type="string" calcext:value-type="string">
            <text:p>7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69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5" calcext:value-type="float">
            <text:p>4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10" calcext:value-type="float">
            <text:p>3,6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5203" calcext:value-type="float">
            <text:p>5,203</text:p>
          </table:table-cell>
          <table:table-cell table:style-name="ce4" office:value-type="string" calcext:value-type="string">
            <text:p>7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7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754" calcext:value-type="float">
            <text:p>2,754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00" calcext:value-type="float">
            <text:p>1,800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3" calcext:value-type="float">
            <text:p>5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5853" calcext:value-type="float">
            <text:p>5,853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91" calcext:value-type="float">
            <text:p>5,09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149" calcext:value-type="float">
            <text:p>5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9" calcext:value-type="float">
            <text:p>5,149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7151" calcext:value-type="float">
            <text:p>7,151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50" calcext:value-type="float">
            <text:p>5,65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723" calcext:value-type="float">
            <text:p>5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3" calcext:value-type="float">
            <text:p>5,723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7904" calcext:value-type="float">
            <text:p>7,904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126" calcext:value-type="float">
            <text:p>5,126</text:p>
          </table:table-cell>
          <table:table-cell table:style-name="ce4" office:value-type="string" calcext:value-type="string">
            <text:p>6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810" calcext:value-type="float">
            <text:p>3,810</text:p>
          </table:table-cell>
          <table:table-cell table:style-name="ce4" office:value-type="string" calcext:value-type="string">
            <text:p>67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838" calcext:value-type="float">
            <text:p>2,838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34" calcext:value-type="float">
            <text:p>3,534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5676" calcext:value-type="float">
            <text:p>5,676</text:p>
          </table:table-cell>
          <table:table-cell table:style-name="ce4" office:value-type="string" calcext:value-type="string">
            <text:p>6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704" calcext:value-type="float">
            <text:p>4,704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72" calcext:value-type="float">
            <text:p>2,072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88" calcext:value-type="float">
            <text:p>1,888</text:p>
          </table:table-cell>
          <table:table-cell table:style-name="ce4" office:value-type="string" calcext:value-type="string">
            <text:p>72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71" calcext:value-type="float">
            <text:p>1,971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5" calcext:value-type="float">
            <text:p>4,18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5916" calcext:value-type="float">
            <text:p>5,916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32" calcext:value-type="float">
            <text:p>2,232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283" calcext:value-type="float">
            <text:p>4,283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/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810" calcext:value-type="float">
            <text:p>14,81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9463" calcext:value-type="float">
            <text:p>9,46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35" calcext:value-type="float">
            <text:p>5,1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1257" calcext:value-type="float">
            <text:p>31,25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1876" calcext:value-type="float">
            <text:p>31,8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82" calcext:value-type="float">
            <text:p>31,882</text:p>
          </table:table-cell>
          <table:table-cell table:style-name="ce3" office:value-type="float" office:value="14141" calcext:value-type="float">
            <text:p>14,141</text:p>
          </table:table-cell>
          <table:table-cell table:style-name="ce3" office:value-type="float" office:value="46023" calcext:value-type="float">
            <text:p>46,023</text:p>
          </table:table-cell>
          <table:table-cell table:style-name="ce4" office:value-type="string" calcext:value-type="string">
            <text:p>6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980" calcext:value-type="float">
            <text:p>3,980</text:p>
          </table:table-cell>
          <table:table-cell table:style-name="ce4" office:value-type="string" calcext:value-type="string">
            <text:p>6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31" calcext:value-type="float">
            <text:p>2,131</text:p>
          </table:table-cell>
          <table:table-cell table:style-name="ce4" office:value-type="string" calcext:value-type="string">
            <text:p>67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95" calcext:value-type="float">
            <text:p>2,895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285" calcext:value-type="float">
            <text:p>4,285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169" calcext:value-type="float">
            <text:p>3,169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17" calcext:value-type="float">
            <text:p>1,817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713" calcext:value-type="float">
            <text:p>2,713</text:p>
          </table:table-cell>
          <table:table-cell table:style-name="ce4" office:value-type="string" calcext:value-type="string">
            <text:p>7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216" calcext:value-type="float">
            <text:p>2,216</text:p>
          </table:table-cell>
          <table:table-cell table:style-name="ce4" office:value-type="string" calcext:value-type="string">
            <text:p>6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66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68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5" calcext:value-type="float">
            <text:p>64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250" calcext:value-type="float">
            <text:p>2,250</text:p>
          </table:table-cell>
          <table:table-cell table:style-name="ce4" office:value-type="string" calcext:value-type="string">
            <text:p>6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295" calcext:value-type="float">
            <text:p>2,295</text:p>
          </table:table-cell>
          <table:table-cell table:style-name="ce4" office:value-type="string" calcext:value-type="string">
            <text:p>6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71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/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363" calcext:value-type="float">
            <text:p>14,3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200" calcext:value-type="float">
            <text:p>8,2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688" calcext:value-type="float">
            <text:p>29,68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0444" calcext:value-type="float">
            <text:p>30,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46" calcext:value-type="float">
            <text:p>30,446</text:p>
          </table:table-cell>
          <table:table-cell table:style-name="ce3" office:value-type="float" office:value="11634" calcext:value-type="float">
            <text:p>11,634</text:p>
          </table:table-cell>
          <table:table-cell table:style-name="ce3" office:value-type="float" office:value="42080" calcext:value-type="float">
            <text:p>42,080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8" calcext:value-type="float">
            <text:p>4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036" calcext:value-type="float">
            <text:p>2,036</text:p>
          </table:table-cell>
          <table:table-cell table:style-name="ce4" office:value-type="string" calcext:value-type="string">
            <text:p>73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12" calcext:value-type="float">
            <text:p>2,012</text:p>
          </table:table-cell>
          <table:table-cell table:style-name="ce4" office:value-type="string" calcext:value-type="string">
            <text:p>70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7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228" calcext:value-type="float">
            <text:p>3,228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8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21" calcext:value-type="float">
            <text:p>2,221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1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68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7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70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72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3" calcext:value-type="float">
            <text:p>3,13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6.2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28" calcext:value-type="float">
            <text:p>5,1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135" calcext:value-type="float">
            <text:p>10,13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389" calcext:value-type="float">
            <text:p>10,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90" calcext:value-type="float">
            <text:p>10,390</text:p>
          </table:table-cell>
          <table:table-cell table:style-name="ce3" office:value-type="float" office:value="3848" calcext:value-type="float">
            <text:p>3,848</text:p>
          </table:table-cell>
          <table:table-cell table:style-name="ce3" office:value-type="float" office:value="14238" calcext:value-type="float">
            <text:p>14,238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0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8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80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80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7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7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42" calcext:value-type="float">
            <text:p>6,0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442" calcext:value-type="float">
            <text:p>11,44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44" calcext:value-type="float">
            <text:p>11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4" calcext:value-type="float">
            <text:p>11,744</text:p>
          </table:table-cell>
          <table:table-cell table:style-name="ce3" office:value-type="float" office:value="4992" calcext:value-type="float">
            <text:p>4,992</text:p>
          </table:table-cell>
          <table:table-cell table:style-name="ce3" office:value-type="float" office:value="16736" calcext:value-type="float">
            <text:p>16,736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0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6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85" calcext:value-type="float">
            <text:p>1,585</text:p>
          </table:table-cell>
          <table:table-cell table:style-name="ce4" office:value-type="string" calcext:value-type="string">
            <text:p>6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69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68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69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6" calcext:value-type="float">
            <text:p>2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/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001" calcext:value-type="float">
            <text:p>14,00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937" calcext:value-type="float">
            <text:p>9,93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68" calcext:value-type="float">
            <text:p>5,4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401" calcext:value-type="float">
            <text:p>31,40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1950" calcext:value-type="float">
            <text:p>31,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51" calcext:value-type="float">
            <text:p>31,951</text:p>
          </table:table-cell>
          <table:table-cell table:style-name="ce3" office:value-type="float" office:value="13639" calcext:value-type="float">
            <text:p>13,639</text:p>
          </table:table-cell>
          <table:table-cell table:style-name="ce3" office:value-type="float" office:value="45590" calcext:value-type="float">
            <text:p>45,590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68" calcext:value-type="float">
            <text:p>3,06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4642" calcext:value-type="float">
            <text:p>4,642</text:p>
          </table:table-cell>
          <table:table-cell table:style-name="ce4" office:value-type="string" calcext:value-type="string">
            <text:p>6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42" calcext:value-type="float">
            <text:p>3,8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360" calcext:value-type="float">
            <text:p>5,360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63" calcext:value-type="float">
            <text:p>4,46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285" calcext:value-type="float">
            <text:p>6,285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6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6" calcext:value-type="float">
            <text:p>1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2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0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352" calcext:value-type="float">
            <text:p>2,352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390" calcext:value-type="float">
            <text:p>2,390</text:p>
          </table:table-cell>
          <table:table-cell table:style-name="ce4" office:value-type="string" calcext:value-type="string">
            <text:p>68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909" calcext:value-type="float">
            <text:p>4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9" calcext:value-type="float">
            <text:p>4,909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7024" calcext:value-type="float">
            <text:p>7,024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5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9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6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50" calcext:value-type="float">
            <text:p>1,550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32" calcext:value-type="float">
            <text:p>1,632</text:p>
          </table:table-cell>
          <table:table-cell table:style-name="ce4" office:value-type="string" calcext:value-type="string">
            <text:p>67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66.8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/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83" calcext:value-type="float">
            <text:p>10,78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825" calcext:value-type="float">
            <text:p>4,82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0002" calcext:value-type="float">
            <text:p>20,00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535" calcext:value-type="float">
            <text:p>20,5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37" calcext:value-type="float">
            <text:p>20,537</text:p>
          </table:table-cell>
          <table:table-cell table:style-name="ce3" office:value-type="float" office:value="8408" calcext:value-type="float">
            <text:p>8,408</text:p>
          </table:table-cell>
          <table:table-cell table:style-name="ce3" office:value-type="float" office:value="28945" calcext:value-type="float">
            <text:p>28,945</text:p>
          </table:table-cell>
          <table:table-cell table:style-name="ce4" office:value-type="string" calcext:value-type="string">
            <text:p>70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17" calcext:value-type="float">
            <text:p>2,417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17" calcext:value-type="float">
            <text:p>2,217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098" calcext:value-type="float">
            <text:p>2,098</text:p>
          </table:table-cell>
          <table:table-cell table:style-name="ce4" office:value-type="string" calcext:value-type="string">
            <text:p>70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71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72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631" calcext:value-type="float">
            <text:p>2,631</text:p>
          </table:table-cell>
          <table:table-cell table:style-name="ce4" office:value-type="string" calcext:value-type="string">
            <text:p>68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187" calcext:value-type="float">
            <text:p>4,187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67.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09" calcext:value-type="float">
            <text:p>4,2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071" calcext:value-type="float">
            <text:p>8,07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11634" calcext:value-type="float">
            <text:p>11,634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91" calcext:value-type="float">
            <text:p>2,191</text:p>
          </table:table-cell>
          <table:table-cell table:style-name="ce4" office:value-type="string" calcext:value-type="string">
            <text:p>7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0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1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69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1.1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67" calcext:value-type="float">
            <text:p>6,16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8938" calcext:value-type="float">
            <text:p>8,938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69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1.8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94" calcext:value-type="float">
            <text:p>5,59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8462" calcext:value-type="float">
            <text:p>8,462</text:p>
          </table:table-cell>
          <table:table-cell table:style-name="ce4" office:value-type="string" calcext:value-type="string">
            <text:p>68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9" calcext:value-type="float">
            <text:p>44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9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6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6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3.5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36" calcext:value-type="float">
            <text:p>4,33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6079" calcext:value-type="float">
            <text:p>6,079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5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6" calcext:value-type="float">
            <text:p>3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8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6" calcext:value-type="float">
            <text:p>48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6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/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196" calcext:value-type="float">
            <text:p>13,19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139" calcext:value-type="float">
            <text:p>7,13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03" calcext:value-type="float">
            <text:p>4,6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578" calcext:value-type="float">
            <text:p>26,57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178" calcext:value-type="float">
            <text:p>27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80" calcext:value-type="float">
            <text:p>27,180</text:p>
          </table:table-cell>
          <table:table-cell table:style-name="ce3" office:value-type="float" office:value="11016" calcext:value-type="float">
            <text:p>11,016</text:p>
          </table:table-cell>
          <table:table-cell table:style-name="ce3" office:value-type="float" office:value="38196" calcext:value-type="float">
            <text:p>38,196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5" calcext:value-type="float">
            <text:p>3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73" calcext:value-type="float">
            <text:p>2,073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608" calcext:value-type="float">
            <text:p>3,608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70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2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8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6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2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7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884" calcext:value-type="float">
            <text:p>2,884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68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73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6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67.5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773" calcext:value-type="float">
            <text:p>2,7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122" calcext:value-type="float">
            <text:p>10,12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378" calcext:value-type="float">
            <text:p>10,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79" calcext:value-type="float">
            <text:p>10,379</text:p>
          </table:table-cell>
          <table:table-cell table:style-name="ce3" office:value-type="float" office:value="4109" calcext:value-type="float">
            <text:p>4,109</text:p>
          </table:table-cell>
          <table:table-cell table:style-name="ce3" office:value-type="float" office:value="14488" calcext:value-type="float">
            <text:p>14,488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8" calcext:value-type="float">
            <text:p>57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974" calcext:value-type="float">
            <text:p>2,974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2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8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9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79" calcext:value-type="float">
            <text:p>1,779</text:p>
          </table:table-cell>
          <table:table-cell table:style-name="ce4" office:value-type="string" calcext:value-type="string">
            <text:p>70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81" calcext:value-type="float">
            <text:p>5,4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632" calcext:value-type="float">
            <text:p>10,63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47" calcext:value-type="float">
            <text:p>10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7" calcext:value-type="float">
            <text:p>10,947</text:p>
          </table:table-cell>
          <table:table-cell table:style-name="ce3" office:value-type="float" office:value="4931" calcext:value-type="float">
            <text:p>4,931</text:p>
          </table:table-cell>
          <table:table-cell table:style-name="ce3" office:value-type="float" office:value="15878" calcext:value-type="float">
            <text:p>15,878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0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68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806" calcext:value-type="float">
            <text:p>1,806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9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8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6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5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70" calcext:value-type="float">
            <text:p>2,270</text:p>
          </table:table-cell>
          <table:table-cell table:style-name="ce4" office:value-type="string" calcext:value-type="string">
            <text:p>66.4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79" calcext:value-type="float">
            <text:p>6,37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140" calcext:value-type="float">
            <text:p>4,1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249" calcext:value-type="float">
            <text:p>13,24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619" calcext:value-type="float">
            <text:p>13,6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20" calcext:value-type="float">
            <text:p>13,620</text:p>
          </table:table-cell>
          <table:table-cell table:style-name="ce3" office:value-type="float" office:value="6377" calcext:value-type="float">
            <text:p>6,377</text:p>
          </table:table-cell>
          <table:table-cell table:style-name="ce3" office:value-type="float" office:value="19997" calcext:value-type="float">
            <text:p>19,997</text:p>
          </table:table-cell>
          <table:table-cell table:style-name="ce4" office:value-type="string" calcext:value-type="string">
            <text:p>68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5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8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088" calcext:value-type="float">
            <text:p>4,088</text:p>
          </table:table-cell>
          <table:table-cell table:style-name="ce4" office:value-type="string" calcext:value-type="string">
            <text:p>6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6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6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57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0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609" calcext:value-type="float">
            <text:p>2,609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6.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69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8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0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93" calcext:value-type="float">
            <text:p>89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4516" calcext:value-type="float">
            <text:p>4,516</text:p>
          </table:table-cell>
          <table:table-cell table:style-name="ce4" office:value-type="string" calcext:value-type="string">
            <text:p>6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7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6" calcext:value-type="float">
            <text:p>38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8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5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55.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060" calcext:value-type="float">
            <text:p>4,060</text:p>
          </table:table-cell>
          <table:table-cell table:style-name="ce4" office:value-type="string" calcext:value-type="string">
            <text:p>68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5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69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string" calcext:value-type="string">
            <text:p>6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2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994" calcext:value-type="float">
            <text:p>3,994</text:p>
          </table:table-cell>
          <table:table-cell table:style-name="ce4" office:value-type="string" calcext:value-type="string">
            <text:p>6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3" calcext:value-type="float">
            <text:p>6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66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6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54.5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28" calcext:value-type="float">
            <text:p>4,32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7164" calcext:value-type="float">
            <text:p>7,164</text:p>
          </table:table-cell>
          <table:table-cell table:style-name="ce4" office:value-type="string" calcext:value-type="string">
            <text:p>6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5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0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68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5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7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58.9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34" calcext:value-type="float">
            <text:p>3,53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6490" calcext:value-type="float">
            <text:p>6,490</text:p>
          </table:table-cell>
          <table:table-cell table:style-name="ce4" office:value-type="string" calcext:value-type="string">
            <text:p>56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58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57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59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5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5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5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49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6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85" calcext:value-type="float">
            <text:p>5,8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318" calcext:value-type="float">
            <text:p>5,31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708" calcext:value-type="float">
            <text:p>14,708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151" calcext:value-type="float">
            <text:p>15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1" calcext:value-type="float">
            <text:p>15,151</text:p>
          </table:table-cell>
          <table:table-cell table:style-name="ce3" office:value-type="float" office:value="9634" calcext:value-type="float">
            <text:p>9,634</text:p>
          </table:table-cell>
          <table:table-cell table:style-name="ce3" office:value-type="float" office:value="24785" calcext:value-type="float">
            <text:p>24,785</text:p>
          </table:table-cell>
          <table:table-cell table:style-name="ce4" office:value-type="string" calcext:value-type="string">
            <text:p>61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6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6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61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58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8" calcext:value-type="float">
            <text:p>478</text:p>
          </table:table-cell>
          <table:table-cell table:style-name="ce4" office:value-type="string" calcext:value-type="string">
            <text:p>6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57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59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1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5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58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1" calcext:value-type="float">
            <text:p>4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56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5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4117" calcext:value-type="float">
            <text:p>4,117</text:p>
          </table:table-cell>
          <table:table-cell table:style-name="ce4" office:value-type="string" calcext:value-type="string">
            <text:p>6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6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58.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36" calcext:value-type="float">
            <text:p>6,03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357" calcext:value-type="float">
            <text:p>6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7" calcext:value-type="float">
            <text:p>6,357</text:p>
          </table:table-cell>
          <table:table-cell table:style-name="ce3" office:value-type="float" office:value="4327" calcext:value-type="float">
            <text:p>4,327</text:p>
          </table:table-cell>
          <table:table-cell table:style-name="ce3" office:value-type="float" office:value="10684" calcext:value-type="float">
            <text:p>10,684</text:p>
          </table:table-cell>
          <table:table-cell table:style-name="ce4" office:value-type="string" calcext:value-type="string">
            <text:p>59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058" calcext:value-type="float">
            <text:p>2,058</text:p>
          </table:table-cell>
          <table:table-cell table:style-name="ce4" office:value-type="string" calcext:value-type="string">
            <text:p>6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5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9" calcext:value-type="float">
            <text:p>44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59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5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57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58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61.40</text:p>
          </table:table-cell>
          <table:table-cell table:number-columns-repeated="998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" style:display-name="PageStyle_屏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11953" meta:object-count="0"/>
  </office:meta>
</office:document-meta>
</file>